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CUnlock.execut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CUnlock.getObjsel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Unlock.setPname( String 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Unlock.getCommentCommand( Commandline cm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CUnlock.setObjselect( String objsel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Unlock.getP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Unlock.setComment( String com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Unlock.getPnameCommand( Commandline cm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CUnlock.getOp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CUnlock.getCom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Unlock.checkOptions( Commandline cm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CUnlock.setObjSel( String objs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